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6" style:family="paragraph" style:parent-style-name="Text_20_body">
      <style:text-properties fo:color="#ff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/>
      <style:text-properties fo:color="#000000"/>
    </style:style>
    <style:style style:name="P9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0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5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6" style:family="paragraph" style:parent-style-name="Text_20_body">
      <style:text-properties fo:color="#ff0000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P18" style:family="paragraph" style:parent-style-name="Standard" style:list-style-name="">
      <style:paragraph-properties style:text-autospace="none"/>
    </style:style>
    <style:style style:name="P19" style:family="paragraph" style:parent-style-name="Heading_20_1">
      <style:text-properties fo:color="#ff0000"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9">&lt;?xml version="1.0"?&gt;</text:p>
      <text:p text:style-name="P9">&lt;methodCall&gt;</text:p>
      <text:p text:style-name="P9">&lt;methodName&gt;jil.connect&lt;/methodName&gt;</text:p>
      <text:p text:style-name="P2">&lt;/methodCall&gt;</text:p>
      <text:p text:style-name="Text_20_body">SI TODO VA BIEN EL SERVIDOR RESPONDE:</text:p>
      <text:p text:style-name="P9">&lt;?xml version="1.0"?&gt;</text:p>
      <text:p text:style-name="P9">&lt;methodResponse&gt;</text:p>
      <text:p text:style-name="P9">&lt;params&gt;</text:p>
      <text:p text:style-name="P8">      <text:span text:style-name="T4">&lt;param&gt;</text:span></text:p>
      <text:p text:style-name="P8">            <text:span text:style-name="T4">&lt;value&gt;</text:span></text:p>
      <text:p text:style-name="P7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8">            <text:span text:style-name="T4">&lt;/value&gt;</text:span></text:p>
      <text:p text:style-name="P8">      <text:span text:style-name="T4">&lt;/param&gt;</text:span></text:p>
      <text:p text:style-name="P8">      <text:span text:style-name="T4">&lt;param&gt;</text:span></text:p>
      <text:p text:style-name="P8">            <text:span text:style-name="T4">&lt;value&gt;</text:span></text:p>
      <text:p text:style-name="P7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8">            <text:span text:style-name="T4">&lt;/value&gt;</text:span></text:p>
      <text:p text:style-name="P8">      <text:span text:style-name="T4">&lt;/param&gt;</text:span></text:p>
      <text:p text:style-name="P9">&lt;/params&gt;</text:p>
      <text:p text:style-name="P9">&lt;/methodResponse&gt;</text:p>
      <text:p text:style-name="Text_20_body"> </text:p>
      <text:p text:style-name="P3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4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10">&lt;?xml version="1.0"?&gt;</text:p>
      <text:p text:style-name="P10">&lt;methodResponse&gt;</text:p>
      <text:p text:style-name="P10"><text:soft-page-break/>&lt;fault&gt;</text:p>
      <text:p text:style-name="P11">&lt;value&gt;</text:p>
      <text:p text:style-name="P12">&lt;struct&gt;</text:p>
      <text:p text:style-name="P13">&lt;member&gt;</text:p>
      <text:p text:style-name="P15">&lt;name&gt;faultCode&lt;/name&gt;</text:p>
      <text:p text:style-name="P15">&lt;value&gt;&lt;int&gt;<text:span text:style-name="T2">ID de fallo</text:span>&lt;/int&gt;&lt;/value&gt;</text:p>
      <text:p text:style-name="P13">&lt;/member&gt;</text:p>
      <text:p text:style-name="P13">&lt;member&gt;</text:p>
      <text:p text:style-name="P15">&lt;name&gt;faultString&lt;/name&gt;</text:p>
      <text:p text:style-name="P14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3">&lt;/member&gt;</text:p>
      <text:p text:style-name="P12">&lt;/struct&gt;</text:p>
      <text:p text:style-name="P11">&lt;/value&gt;</text:p>
      <text:p text:style-name="P10">&lt;/fault&gt;</text:p>
      <text:p text:style-name="P5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6">descripción del error</text:p>
      <text:p text:style-name="P6">texto del XML de petición modificado.</text:p>
      <text:p text:style-name="Text_20_body">Este error no ejecuta ningún <text:span text:style-name="T9">comando,</text:span> en su lugar avisa de que el formato es incorrecto y devuelve el XML para que sea analizado por el cliente. Debido a las restricciones del formato el xml devuelto tiene los siguientes cambios:</text:p>
      <text:p text:style-name="P17">“Any characters are allowed in a string except &lt; and &amp;, which are encoded as &amp;lt; and</text:p>
      <text:p text:style-name="P18"><text:span text:style-name="T8">&amp;amp;. A string can be used to encode binary data.”</text:span></text:p>
      <text:h text:style-name="P19" text:outline-level="1">ojo: no se admiten strings con cosas raras &lt;&gt;&amp; T ESAS COSAS AL MENOS POR AHORA</text:h>
      <text:h text:style-name="P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5T19:00:27.90</dc:date>
    <dc:creator>Dictino Chaos</dc:creator>
    <meta:editing-duration>PT2H25M13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4" meta:paragraph-count="123" meta:word-count="673" meta:character-count="4467"/>
  </office:meta>
</office:document-meta>
</file>